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.1665in" fo:margin-bottom="0.0835in"/>
      <style:text-properties style:font-name="Arial" style:font-name-asian="DejaVu Sans" style:font-name-complex="DejaVu Sans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Heading_20_1">
      <style:paragraph-properties fo:margin-top="0.1665in" fo:margin-bottom="0.0835in" fo:keep-with-next="always"/>
      <style:text-properties style:font-name="Arial" style:font-name-asian="DejaVu Sans" style:font-name-complex="DejaVu Sans"/>
    </style:style>
    <style:style style:name="P6" style:family="paragraph" style:parent-style-name="Heading_20_2">
      <style:paragraph-properties fo:margin-top="0.1665in" fo:margin-bottom="0.0835in" fo:keep-with-next="always"/>
      <style:text-properties style:font-name="Arial" style:font-name-asian="DejaVu Sans" style:font-name-complex="DejaVu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inidomParser – 317 Base LOC</text:h>
      <text:p text:style-name="P1">(base from previous project)</text:p>
      <text:p text:style-name="Text_20_body"><text:span text:style-name="T3"><text:s/>xml-getnodes (node nodename)</text:span> → returns children of node with type nodename </text:p>
      <text:p text:style-name="Text_20_body"><text:span text:style-name="T3"><text:s/>xml-getdeepnodes (node nodename)</text:span> → returns children of node with type <text:s/>nodename searching recursively using DFS with node as root. </text:p>
      <text:p text:style-name="Text_20_body"><text:span text:style-name="T3">xml-getnode (node nodename)</text:span> → returns first child node with type <text:s/>nodename </text:p>
      <text:p text:style-name="Text_20_body"><text:span text:style-name="T3">xml-getdeepnode (node nodename)</text:span> → returns first child node with type nodename searching recursively using DFS with node as root. </text:p>
      <text:p text:style-name="Text_20_body"><text:span text:style-name="T3">xml-getattribute (node attributename)</text:span> → returns the value of node's attribute with name attributename </text:p>
      <text:p text:style-name="Text_20_body"><text:span text:style-name="T3">xml-gettext (node)</text:span> → returns the composite of all text inside of a node </text:p>
      <text:p text:style-name="Text_20_body"><text:span text:style-name="T3">xml-isattribute (attribute)</text:span> → returns true iff attribute is an mv of length 2 with both elements of the mv being strings </text:p>
      <text:p text:style-name="Text_20_body"><text:span text:style-name="T3">xml-isattributelist (attributes)</text:span> → returns true iff attributes is nil or a list of attributes </text:p>
      <text:p text:style-name="Text_20_body"><text:span text:style-name="T3">xml-isnode (node)</text:span> → returns true iff node is actually a node </text:p>
      <text:p text:style-name="Text_20_body"><text:span text:style-name="T3">xml-isnodelist (nodes)</text:span> → returns true iff nodes is a list of nodes </text:p>
      <text:p text:style-name="Text_20_body"/>
      <text:h text:style-name="Heading_20_2" text:outline-level="2">MinidomSerializer – 125 Base LOC</text:h>
      <text:p text:style-name="P1">(base from previous project)</text:p>
      <text:p text:style-name="Text_20_body"><text:span text:style-name="T3"><text:s/>xml-readnode (xmlchars)</text:span> → returns the root node from xmlstring </text:p>
      <text:p text:style-name="Text_20_body"><text:span text:style-name="T3"><text:s/>xml-readnodes (xmlchars) </text:span>→ returns (mv nodes remainingxmlstring) </text:p>
      <text:p text:style-name="Text_20_body"><text:span text:style-name="T3">xml-unescape (escapedchars) → </text:span><text:span text:style-name="T1">string with entities replaced </text:span></text:p>
      <text:p text:style-name="Text_20_body"><text:span text:style-name="T3">xml-readnodeproperties (xmlchars)</text:span> → returns (mv attributes remainingxmlstring) </text:p>
      <text:p text:style-name="Text_20_body"><text:span text:style-name="T3">xml-skipdontcares (xmlchars) </text:span>→ returns next xmlchars sans don't cares </text:p>
      <text:p text:style-name="Text_20_body"><text:span text:style-name="T3">xml-escape (unescapedchars) </text:span>→ returns string with bad chars replaced with entities </text:p>
      <text:p text:style-name="Text_20_body"><text:span text:style-name="T3">xml-serizlize-dom (xmlnode)</text:span> → Returns a string containing an xml document that represents the dom passed in through xmlnode. </text:p>
      <text:p text:style-name="Text_20_body"><text:span text:style-name="T3">xml-serialize-attributes (attributes)</text:span> → Returns a string that is xml that represents the passed in attribute list. </text:p>
      <text:p text:style-name="Text_20_body"><text:span text:style-name="T3">xml-serizlize-nodes (xmlnodes)</text:span> → Returns a string containing xml nodes that represents the node list, xmlnodes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Team Steele<text:tab/>Portable Network Graphic Animator<text:tab/>Page 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Flick</meta:initial-creator>
    <meta:creation-date>2011-01-24T18:01:51</meta:creation-date>
    <dc:date>2011-02-14T16:15:44</dc:date>
    <dc:creator>Edward Flick</dc:creator>
    <meta:editing-duration>PT06H52M02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1" meta:paragraph-count="24" meta:word-count="271" meta:character-count="1876"/>
  </office:meta>
</office:document-meta>
</file>